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2" text:anchor-type="paragraph" svg:x="0.111cm" svg:y="-0.011cm" svg:width="15.714cm" svg:height="19.816cm" draw:z-index="0"><draw:image xlink:href="Pictures/1000020100000252000002ED44698F8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Auteur:<text:tab/>Jean Pierre Charras</text:p>
      <text:p text:style-name="P2">Version programme:<text:tab/>janvier 201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07-07T17:46:53</meta:creation-date>
    <dc:date>2010-01-18T21:06:38.40</dc:date>
    <dc:language>es-ES</dc:language>
    <meta:editing-cycles>7</meta:editing-cycles>
    <meta:editing-duration>PT16M49S</meta:editing-duration>
    <meta:document-statistic meta:table-count="0" meta:image-count="1" meta:object-count="0" meta:page-count="1" meta:paragraph-count="2" meta:word-count="8" meta:character-count="58"/>
    <meta:user-defined meta:name="Info 1"/>
    <meta:user-defined meta:name="Info 2"/>
    <meta:user-defined meta:name="Info 3"/>
    <meta:user-defined meta:name="Info 4"/>
  </office:meta>
</office:document-meta>
</file>